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1f4d78" fo:letter-spacing="0.0102in"/>
    </style:style>
    <style:style style:name="P2" style:family="paragraph" style:parent-style-name="Standard">
      <style:text-properties fo:text-transform="uppercase" fo:color="#5b9bd5" style:font-name="Calibri Light" fo:font-size="26pt" fo:letter-spacing="0.0071in" style:font-size-asian="26pt" style:font-name-complex="F" style:font-size-complex="26pt"/>
    </style:style>
    <style:style style:name="P3" style:family="paragraph" style:parent-style-name="Standard" style:list-style-name="L1"/>
    <style:style style:name="P4" style:family="paragraph" style:parent-style-name="Standard">
      <style:paragraph-properties fo:margin-left="0.25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Title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List_20_Paragraph" style:list-style-name="WWNum10"/>
    <style:style style:name="P10" style:family="paragraph" style:parent-style-name="List_20_Paragraph" style:list-style-name="WWNum12"/>
    <style:style style:name="P11" style:family="paragraph" style:parent-style-name="List_20_Paragraph" style:list-style-name="WWNum13"/>
    <style:style style:name="P12" style:family="paragraph" style:parent-style-name="List_20_Paragraph" style:list-style-name="WWNum14"/>
    <style:style style:name="P13" style:family="paragraph" style:parent-style-name="List_20_Paragraph" style:list-style-name="WWNum15"/>
    <style:style style:name="P14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T1" style:family="text">
      <style:text-properties text:display="none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list xml:id="list4318325488646146410" text:style-name="Outline">
        <text:list-item>
          <text:h text:style-name="P8" text:outline-level="1"><text:bookmark-start text:name="__RefHeading__110_527113784"/><text:bookmark-start text:name="_Toc448856384"/>Table of content<text:bookmark-end text:name="__RefHeading__110_527113784"/><text:bookmark-end text:name="_Toc448856384"/></text:h>
        </text:list-item>
      </text:list>
      <text:p text:style-name="Contents_20_Heading">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110_527113784">Table of content<text:tab/>2</text:a></text:p>
          <text:p text:style-name="P14"><text:a xlink:type="simple" xlink:href="#__RefHeading__112_527113784">Functional Requirements (use-cases)<text:tab/>6</text:a></text:p>
          <text:p text:style-name="P14"><text:a xlink:type="simple" xlink:href="#__RefHeading__114_527113784">User Interface<text:tab/>7</text:a></text:p>
          <text:p text:style-name="P14"><text:a xlink:type="simple" xlink:href="#__RefHeading__116_527113784">Non-functional Requirements (other requirements)<text:tab/>8</text:a></text:p>
        </text:index-body>
      </text:table-of-content>
      <text:p text:style-name="Standard"><text:a xlink:type="simple" xlink:href="#_Toc448856384" text:style-name="Internet_20_link" text:visited-style-name="Visited_20_Internet_20_Link"><text:span text:style-name="T1"/></text:a></text:p>
      <text:p text:style-name="Standard"/>
      <text:p text:style-name="P7">introDuction</text:p>
      <text:p text:style-name="Standard">This project is about abc</text:p>
      <text:p text:style-name="Standard"/>
      <text:p text:style-name="Standard"><text:span text:style-name="T2">USE CASES</text:span></text:p>
      <text:p text:style-name="Standard">All use cases have the system user as the only actor involved, furthermore all the use cases are of the sea-level.</text:p>
      <text:p text:style-name="Standard">Use Case: Add component<text:line-break/>Pre-condition: The user has the main form for the GUI of the pipeline app open on his/her PC.<text:line-break/></text:p>
      <text:list xml:id="list1660503306806112864" text:style-name="WWNum10">
        <text:list-item>
          <text:p text:style-name="P9">User picks the component they want to place from the list of components in the toolbox on the right side of the form.</text:p>
        </text:list-item>
        <text:list-item>
          <text:p text:style-name="P9">System makes the selected component as the actively chosen component (eg. Component is highlighted in toolbox).</text:p>
        </text:list-item>
        <text:list-item>
          <text:p text:style-name="P9">User clicks on the position he wishes to place the component on in the drawing screen. </text:p>
        </text:list-item>
        <text:list-item>
          <text:p text:style-name="P9">System draws a copy of the selected component on the drawing screen at the position chosen by the user. </text:p>
        </text:list-item>
      </text:list>
      <text:p text:style-name="Standard">Exceptions:</text:p>
      <text:p text:style-name="P4">1.a) The component chosen is a pump.</text:p>
      <text:list xml:id="list6071415768682888852" text:style-name="WWNum12">
        <text:list-item>
          <text:p text:style-name="P10">System prompts user for max flow and current flow to assign to the pump. (can be implemented in various ways including on bottom of toolbox)</text:p>
        </text:list-item>
        <text:list-item>
          <text:p text:style-name="P10">User assigns values for max and current flow.</text:p>
        </text:list-item>
        <text:list-item>
          <text:p text:style-name="P10">Continue from step 2 in MSS</text:p>
        </text:list-item>
      </text:list>
      <text:p text:style-name="Standard">1.b) The component chosen is a adjustable splitter.</text:p>
      <text:list xml:id="list5203559068914493056" text:style-name="WWNum13">
        <text:list-item>
          <text:p text:style-name="P11">System prompts user for upper and lower output flows to be assigned to the adjustable splitter. (can be implemented in various ways including on bottom of toolbox)</text:p>
        </text:list-item>
        <text:list-item>
          <text:p text:style-name="P11">User assigns values for upper and lower output flow.</text:p>
        </text:list-item>
        <text:list-item>
          <text:p text:style-name="P11"><text:soft-page-break/>Continue from step 2 in MSS</text:p>
        </text:list-item>
      </text:list>
      <text:p text:style-name="Standard">Use Case: Remove Pipeline<text:line-break/>Pre-Condition: The drawing screen must have at least two components with at least one pipeline connecting the components.</text:p>
      <text:list xml:id="list1316631038690485574" text:style-name="WWNum14">
        <text:list-item>
          <text:p text:style-name="P12">User selects remove pipeline button on the toolbox on the right side of the form.</text:p>
        </text:list-item>
        <text:list-item>
          <text:p text:style-name="P12">System goes into delete pipeline mode. </text:p>
        </text:list-item>
        <text:list-item>
          <text:p text:style-name="P12">User selects the pipeline he/she wants to delete from the drawing screen.</text:p>
        </text:list-item>
        <text:list-item>
          <text:p text:style-name="P12">System removes the selected pipeline.</text:p>
        </text:list-item>
      </text:list>
      <text:p text:style-name="Standard"/>
      <text:p text:style-name="Standard">Use Case: Remove Component<text:line-break/>Pre-condition: Component must exist on the drawing screen.<text:line-break/></text:p>
      <text:list xml:id="list4400119548806064440" text:style-name="WWNum15">
        <text:list-item>
          <text:p text:style-name="P13">User selects remove component button from the toolbox on the right side of the form.</text:p>
        </text:list-item>
        <text:list-item>
          <text:p text:style-name="P13">System goes into delete component mode. </text:p>
        </text:list-item>
        <text:list-item>
          <text:p text:style-name="P13">User selects the component to delete from the drawing screen.</text:p>
        </text:list-item>
        <text:list-item>
          <text:p text:style-name="P13">System removes the component from the drawing screen.</text:p>
        </text:list-item>
      </text:list>
      <text:p text:style-name="Standard">Exceptions:</text:p>
      <text:p text:style-name="Standard">3.a) Selected component has one or more connected pipelines.</text:p>
      <text:p text:style-name="P5">a) System prompts user asking if he/she wants to delete the component and gives warning that deleting the component will also remove all connected pipelines.</text:p>
      <text:p text:style-name="P5">b) User gives selection (either YES or NO)</text:p>
      <text:p text:style-name="P5">b)i) User selects YES</text:p>
      <text:p text:style-name="P5">c)i) System removes the component and all its connected pipelines from the drawing screen</text:p>
      <text:p text:style-name="P5">b)ii) User selects NO</text:p>
      <text:p text:style-name="P5">c)ii) End of use case.<text:bookmark text:name="_GoBack"/></text:p>
      <text:p text:style-name="Standard"><text:soft-page-break/>Use Case: Add Pipeline between two components<text:line-break/>Pre-condition: There must exist at least two unconnected components on the drawing screen.</text:p>
      <text:list xml:id="list2273947411933720443" text:style-name="L1">
        <text:list-item>
          <text:p text:style-name="P3">User clicks on starting component for the pipeline.</text:p>
        </text:list-item>
        <text:list-item>
          <text:p text:style-name="P3">System chooses the selected component as the starting point of pipeline.</text:p>
        </text:list-item>
        <text:list-item>
          <text:p text:style-name="P3">User may click on one or more points on the drawing screen that do not have a component on them.</text:p>
        </text:list-item>
        <text:list-item>
          <text:p text:style-name="P3">System draws lines connecting each point on the screen clicked with the previous point clicked.</text:p>
        </text:list-item>
        <text:list-item>
          <text:p text:style-name="P3">User ends pipeline by clicking on the final component on the drawing screen.</text:p>
        </text:list-item>
        <text:list-item>
          <text:p text:style-name="P3">System selects the final component as ending point of the pipeline and labels the line with the current flow going through it. </text:p>
        </text:list-item>
      </text:list>
      <text:list xml:id="list30736961" text:continue-list="list4318325488646146410" text:style-name="Outline">
        <text:list-item>
          <text:h text:style-name="P8" text:outline-level="1"><text:bookmark-start text:name="__RefHeading__112_527113784"/><text:bookmark-start text:name="_Toc448856385"/>Functional Requirements (use-cases)<text:bookmark-end text:name="__RefHeading__112_527113784"/><text:bookmark-end text:name="_Toc448856385"/></text:h>
        </text:list-item>
      </text:list>
      <text:p text:style-name="P2"/>
      <text:list xml:id="list30723966" text:continue-numbering="true" text:style-name="Outline">
        <text:list-item>
          <text:h text:style-name="P8" text:outline-level="1"><text:bookmark-start text:name="__RefHeading__114_527113784"/><text:bookmark-start text:name="_Toc448856386"/>User Interface<text:bookmark-end text:name="__RefHeading__114_527113784"/><text:bookmark-end text:name="_Toc448856386"/></text:h>
        </text:list-item>
      </text:list>
      <text:p text:style-name="P2"/>
      <text:list xml:id="list30733088" text:continue-numbering="true" text:style-name="Outline">
        <text:list-item>
          <text:h text:style-name="P8" text:outline-level="1"><text:bookmark-start text:name="__RefHeading__116_527113784"/><text:bookmark-start text:name="_Toc448856387"/>Non-functional Requirements (other requirements)<text:bookmark-end text:name="__RefHeading__116_527113784"/><text:bookmark-end text:name="_Toc448856387"/></text:h>
        </text:list-item>
      </text:list>
      <text:p text:style-name="Standard"/>
      <text:p text:style-name="Title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margin-top="0.0693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font-name-asian="SimSun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693in" fo:margin-bottom="0in" fo:background-color="#5b9bd5" fo:padding="0in" fo:border="0.0417in solid #5b9bd5">
        <style:background-image/>
      </style:paragraph-properties>
      <style:text-properties fo:text-transform="uppercase" fo:color="#ffffff" fo:font-size="14pt" fo:letter-spacing="0.0102in" fo:font-weight="bold" style:font-size-asian="14pt" style:font-weight-asian="bold" style:font-size-complex="11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693in" fo:margin-bottom="0in" fo:background-color="#deeaf6" fo:padding="0in" fo:border="0.0417in solid #deeaf6">
        <style:background-image/>
      </style:paragraph-properties>
      <style:text-properties fo:text-transform="uppercase" fo:letter-spacing="0.0102in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083in" fo:margin-bottom="0in"/>
      <style:text-properties fo:text-transform="uppercase" fo:color="#1f4d78" fo:letter-spacing="0.0102in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39in" fo:margin-bottom="0in" fo:padding-left="0in" fo:padding-right="0in" fo:padding-top="0.028in" fo:padding-bottom="0in" fo:border-left="none" fo:border-right="none" fo:border-top="0.0138in solid #5b9bd5" fo:border-bottom="none"/>
      <style:text-properties fo:text-transform="uppercase" fo:color="#2e74b5" fo:letter-spacing="0.0071in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39in" fo:margin-bottom="0in" fo:padding-left="0in" fo:padding-right="0in" fo:padding-top="0in" fo:padding-bottom="0.0138in" fo:border-left="none" fo:border-right="none" fo:border-top="none" fo:border-bottom="0.0102in solid #5b9bd5"/>
      <style:text-properties fo:text-transform="uppercase" fo:color="#2e74b5" fo:letter-spacing="0.0071in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in" fo:padding-left="0in" fo:padding-right="0in" fo:padding-top="0in" fo:padding-bottom="0.0138in" fo:border-left="none" fo:border-right="none" fo:border-top="none" fo:border-bottom="0.0138in solid #5b9bd5"/>
      <style:text-properties fo:text-transform="uppercase" fo:color="#2e74b5" fo:letter-spacing="0.0071in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39in" fo:margin-bottom="0in"/>
      <style:text-properties fo:text-transform="uppercase" fo:color="#2e74b5" fo:letter-spacing="0.0071in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139in" fo:margin-bottom="0in"/>
      <style:text-properties fo:text-transform="uppercase" fo:font-size="9pt" fo:letter-spacing="0.0071in" style:font-size-asian="9pt" style:font-size-complex="9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39in" fo:margin-bottom="0in"/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aption" style:family="paragraph" style:parent-style-name="Standard" style:default-outline-level="" style:list-style-name="">
      <style:text-properties fo:color="#2e74b5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text-align="start" style:justify-single-word="false"/>
      <style:text-properties fo:text-transform="uppercase" fo:color="#5b9bd5" style:font-name="Calibri Light" fo:font-size="26pt" fo:letter-spacing="0.0071in" fo:font-weight="bold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3472in" fo:line-height="100%" fo:text-align="start" style:justify-single-word="false"/>
      <style:text-properties fo:text-transform="uppercase" fo:color="#595959" fo:font-size="10.5pt" fo:letter-spacing="0.0071in" fo:font-style="italic" style:font-size-asian="10.5pt" style:font-style-asian="italic" style:font-size-complex="10.5pt" style:font-style-complex="italic"/>
    </style:style>
    <style:style style:name="No_20_Spacing" style:display-name="No Spacing" style:family="paragraph" style:default-outline-level="" style:list-style-name="">
      <style:paragraph-properties fo:margin-top="0.0693in" fo:margin-bottom="0in" fo:line-height="100%" fo:orphans="2" fo:widows="2" style:writing-mode="lr-tb"/>
      <style:text-properties style:use-window-font-color="true"/>
    </style:style>
    <style:style style:name="Quote" style:family="paragraph" style:parent-style-name="Standard" style:default-outline-level="" style:list-style-name="">
      <style:text-properties fo:font-style="italic" style:font-style-asian="italic" style:font-size-complex="12pt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0.75in" fo:margin-right="0.75in" fo:margin-top="0.1665in" fo:margin-bottom="0.1665in" fo:line-height="100%" fo:text-align="center" style:justify-single-word="false" fo:text-indent="0in" style:auto-text-indent="false"/>
      <style:text-properties fo:color="#5b9bd5" style:font-size-complex="12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.0693in" fo:margin-bottom="0.0693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text-transform="uppercase" fo:letter-spacing="0.0102in"/>
    </style:style>
    <style:style style:name="Heading_20_3_20_Char" style:display-name="Heading 3 Char" style:family="text" style:parent-style-name="Default_20_Paragraph_20_Font">
      <style:text-properties fo:text-transform="uppercase" fo:color="#1f4d78" fo:font-size="12pt" fo:letter-spacing="0.0102in" style:font-size-asian="12pt"/>
    </style:style>
    <style:style style:name="Heading_20_1_20_Char" style:display-name="Heading 1 Char" style:family="text" style:parent-style-name="Default_20_Paragraph_20_Font">
      <style:text-properties fo:text-transform="uppercase" fo:color="#ffffff" fo:font-size="14pt" fo:letter-spacing="0.0102in" fo:font-weight="bold" style:font-size-asian="14pt" style:font-weight-asian="bold" style:font-size-complex="11pt"/>
    </style:style>
    <style:style style:name="Heading_20_4_20_Char" style:display-name="Heading 4 Char" style:family="text" style:parent-style-name="Default_20_Paragraph_20_Font">
      <style:text-properties fo:text-transform="uppercase" fo:color="#2e74b5" fo:letter-spacing="0.0071in"/>
    </style:style>
    <style:style style:name="Heading_20_5_20_Char" style:display-name="Heading 5 Char" style:family="text" style:parent-style-name="Default_20_Paragraph_20_Font">
      <style:text-properties fo:text-transform="uppercase" fo:color="#2e74b5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2e74b5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2e74b5" fo:letter-spacing="0.0071in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Title_20_Char" style:display-name="Title Char" style:family="text" style:parent-style-name="Default_20_Paragraph_20_Font">
      <style:text-properties fo:text-transform="uppercase" fo:color="#5b9bd5" style:font-name="Calibri Light" fo:font-size="26pt" fo:letter-spacing="0.0071in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text-transform="uppercase" fo:color="#595959" fo:font-size="10.5pt" fo:letter-spacing="0.0071in" style:font-size-asian="10.5pt" style:font-size-complex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4d78" fo:letter-spacing="0.0035in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2pt" style:font-size-asian="12pt" style:font-size-complex="12pt"/>
    </style:style>
    <style:style style:name="Subtle_20_Emphasis" style:display-name="Subtle Emphasis" style:family="text">
      <style:text-properties fo:color="#1f4d78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1f4d78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5b9bd5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5b9bd5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No_20_Spacing_20_Char" style:display-name="No Spacing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USER requirements specification </dc:title>
    <dc:subject>GROUP MEMBERS:</dc:subject>
    <meta:initial-creator>nGOC kIEU tHANH hUYNH - 2688093</meta:initial-creator>
    <dc:creator>Bilal Tahir Butt</dc:creator>
    <meta:editing-cycles>56</meta:editing-cycles>
    <meta:creation-date>2016-02-24T10:10:00</meta:creation-date>
    <dc:date>2016-04-29T10:55:44.57</dc:date>
    <meta:editing-duration>PT26M38S</meta:editing-duration>
    <meta:generator>OpenOffice/4.1.1$Win32 OpenOffice.org_project/411m6$Build-9775</meta:generator>
    <meta:document-statistic meta:table-count="0" meta:image-count="0" meta:object-count="0" meta:page-count="8" meta:paragraph-count="52" meta:word-count="565" meta:character-count="33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